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David CLM" svg:font-family="'David CLM'"/>
    <style:font-face style:name="Nachlieli CLM1" svg:font-family="'Nachlieli CLM'"/>
    <style:font-face style:name="OpenSymbol" svg:font-family="OpenSymbol"/>
    <style:font-face style:name="Frank Ruehl CLM" svg:font-family="'Frank Ruehl CLM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text-align="end" style:justify-single-word="false" fo:text-indent="0cm" style:auto-text-indent="false" style:writing-mode="rl-tb"/>
    </style:style>
    <style:style style:name="P4" style:family="paragraph" style:parent-style-name="Text_20_body">
      <style:paragraph-properties fo:margin-left="0cm" fo:margin-right="0cm" fo:text-indent="0cm" style:auto-text-indent="false" fo:background-color="#b3b3b3">
        <style:background-image/>
      </style:paragraph-properties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Text_20_body">
      <style:paragraph-properties fo:margin-left="0cm" fo:margin-right="0cm" fo:text-indent="0cm" style:auto-text-indent="false" fo:background-color="#b3b3b3">
        <style:background-image/>
      </style:paragraph-properties>
    </style:style>
    <style:style style:name="P7" style:family="paragraph" style:parent-style-name="Text_20_body">
      <style:paragraph-properties fo:margin-left="0cm" fo:margin-right="0cm" fo:text-align="end" style:justify-single-word="false" fo:text-indent="0cm" style:auto-text-indent="false" style:writing-mode="rl-tb"/>
    </style:style>
    <style:style style:name="T1" style:family="text">
      <style:text-properties fo:font-size="10pt"/>
    </style:style>
    <style:style style:name="T2" style:family="text">
      <style:text-properties style:font-size-complex="10pt"/>
    </style:style>
    <style:style style:name="T3" style:family="text">
      <style:text-properties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חידוש מצוות היובל בימינו</text:h>
      <text:p text:style-name="P2">אראל סגל הלוי</text:p>
      <text:p text:style-name="P1">"<text:span text:style-name="Q"><text:span text:style-name="T7">וְקִדַּשְׁתֶּם אֵת שְׁנַת הַחֲמִשִּׁים שָׁנָה, </text:span></text:span><text:span text:style-name="Q"><text:span text:style-name="T6">וּקְרָאֵתֶם דְּרוֹר בָּאָרֶץ לְכָל יֹשְׁבֶיהָ</text:span></text:span><text:span text:style-name="Q"><text:span text:style-name="T7">; יוֹבֵל הִוא תִּהְיֶה לָכֶם, וְשַׁבְתֶּם אִישׁ אֶל אֲחֻזָּתוֹ וְאִישׁ אֶל מִשְׁפַּחְתּוֹ תָּשֻׁבוּ</text:span></text:span>" (ויקרא כ”ה, י). </text:p>
      <text:p text:style-name="P1">בשנת היובל, כל האדמות שנמכרו היו חוזרות לבעלים המקוריים. האם יש לחדש מצווה זו בימינו?</text:p>
      <text:p text:style-name="P1">יש טוענים, שמצוה זו שייכת <text:span text:style-name="T5">לעבר</text:span>, לתקופה שבה החברה היתה חקלאית, והאדמה היתה אמצעי הייצור העיקרי. לענ"ד, זו טענה שטחית (תרתי משמע), שהרי האדמה היא השטח לכל פעילות אנושית - דיור, הקמת מפעל, ואפילו קידוחי נפט. מחיר האדמה מהווה חלק גדול ממחיר הדירה: אדם שיש לו אדמה, יכול להקים עליה "דיור בר השגה", או לפחות קרוואן, תוך פחות משנה; אדם שאין לו אדמה, יצטרך לעבוד 20 שנה כדי לכסות את המשכנתא לבנק. כך מועברים סכומים עצומים מהעניים לעשירים - דרך שכר-דירה או ריבית על משכנתא. אם כך, גם בימינו ישנה חשיבות רבה לבעלות על אדמות.</text:p>
      <text:p text:style-name="P1">מצד שני, יש טוענים שמצוה זו שייכת <text:span text:style-name="T5">לעתיד, </text:span><text:span text:style-name="T7">שהרי </text:span>"<text:span text:style-name="Q">המלך המשיח עתיד לעמוד ולהחזיר מלכות בית דוד ליושנה הממשלה הראשונה, ובונה מקדש, </text:span><text:span text:style-name="Q"><text:span text:style-name="Strong_20_Emphasis"><text:span text:style-name="T7">ומקבץ נדחי ישראל</text:span></text:span></text:span><text:span text:style-name="Q">. וחוזרין כל המשפטים בימיו כשהיו מקודם: מקריבין קרבנות, </text:span><text:span text:style-name="Q"><text:span text:style-name="Strong_20_Emphasis">ועושין שמיטין ויובלות</text:span></text:span><text:span text:style-name="Q">, ככל מצוותן האמורה בתורה</text:span>" <text:span text:style-name="T1">(</text:span><text:span text:style-name="T2">רמב</text:span><text:span text:style-name="T1">"</text:span><text:span text:style-name="T2">ם</text:span><text:span text:style-name="T1">, </text:span><text:span text:style-name="T2">מלכים ומלחמות יא א</text:span><text:span text:style-name="T1">)</text:span>. <text:span text:style-name="Q">אולם, באותו מקום בדיוק נאמר גם, שהמשיח "מקבץ נדחי ישראל"; והנה, הציונים, ברוב חוצפתם, לא חיכו למשיח, אלא חיפשו דרכים לקיים את קיבוץ הגלויות בימינו - ובע"ה נחלו הצלחה מדהימה.</text:span></text:p>
      <text:p text:style-name="P1"><text:span text:style-name="Q">ואכן, רבים מהוגי הדעות הציוניים חיפשו דרכים ליישם את מצוות היובל בימינו, וחוצפה אופיינית, אף היו מוכנים להכניס שינויים מסויימים במצוה, על-מנת לקיים את הרעיון העומד מאחריה בצורה שתתאים למציאות זמננו. כך למשל: </text:span><text:span text:style-name="Q"><text:span text:style-name="T3">הרצל</text:span></text:span><text:span text:style-name="Q"> ("אלטנוילנד", ה'תרס"ב) טען שמטרתה של המצוה היא "למנוע את הצטברות העושר בידי יחידים", ולפיכך הציע ליישם את המצוה ע"י </text:span><text:span text:style-name="Q"><text:span text:style-name="T3">בעלות קולקטיבית</text:span></text:span><text:span text:style-name="Q"> על הקרקעות - רעיון המיושם בימינו ב"חוק מקרקעי ישראל". </text:span><text:span text:style-name="Q"><text:span text:style-name="T3">ז</text:span></text:span><text:span text:style-name="Q"><text:span text:style-name="T4">'</text:span></text:span><text:span text:style-name="Q"><text:span text:style-name="T3">בוטינסקי</text:span></text:span><text:span text:style-name="Q"> ("רעיון היובל", ה'תר"ץ) טען שמטרתה של המצוה היא להבטיח </text:span><text:span text:style-name="Q"><text:span text:style-name="T3">שוויון</text:span></text:span><text:span text:style-name="Q"><text:span text:style-name="T4">-</text:span></text:span><text:span text:style-name="Q"><text:span text:style-name="T3">הזדמנויות</text:span></text:span><text:span text:style-name="Q">, ולפיכך טען שבימינו יש לחלק באופן שיוויוני את כל הרכוש - ולא רק את הקרקעות - פעם ביובל; ועוד.</text:span></text:p>
      <text:p text:style-name="P1"><text:span text:style-name="Q">אולם, בתורה כלל לא נזכרו רעיונות אלה ביחס ליובל: לא רעיון הבעלות הקולקטיבית (שהרי התורה בפירוש קובעת שיש לחלק קרקע לכל אדם), ולא רעיון השיוויון (שהרי בתורה רק הקרקעות חוזרות לבעליהן - לא המטלטלים ולא הכסף, ואפילו לא הבתים בערים המוקפות חומה; פסוק כט). מצוות היובל היא </text:span><text:span text:style-name="Q"><text:span text:style-name="T3">וקראתם דרור בארץ לכל יושביה</text:span></text:span><text:span text:style-name="Q">; </text:span><text:span text:style-name="Q"><text:span text:style-name="T5">דרור</text:span></text:span><text:span text:style-name="Q"> = חירות (אונקלוס); דרור - גם מלשון דיור (רבי יהודה, ראש השנה ט:); אם כך, בהקשר של אדמות, דרור הוא חופש הדיור - החופש לבנות דירה, חופש שזוכה בו רק מי שיש לו אדמה פרטית.</text:span></text:p>
      <text:p text:style-name="P3"><text:span text:style-name="Q">בימינו, רוב האדמות בארץ ישראל אינן חופשיות - הן שייכות למדינה. גם מי שקונה אדמה, אינו חופשי לבנות בה את ביתו כרצונו, אלא הוא תלוי בוועדות התיכנון והבניה; זו אחת הסיבות העיקריות למחירי הדיור הגבוהים. על-פי התורה, יש למצוא דרך לחלק את האדמות בצורה שווה, כך שלכל אזרח תהיה אדמה פרטית, חופשית לחלוטין ממגבלות ואיסורים; אדמה שתישאר בבעלותו ובבעלות משפחתו לתמיד. בשנים האחרונות הוצעו מספר דרכים לקיים מצוה זו במציאות של ימינו; הדיון בהן הוא נושא למאמר נפרד.</text:span></text:p>
      <text:p text:style-name="P3"><text:span text:style-name="Q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David CLM" svg:font-family="'David CLM'"/>
    <style:font-face style:name="Nachlieli CLM1" svg:font-family="'Nachlieli CLM'"/>
    <style:font-face style:name="OpenSymbol" svg:font-family="OpenSymbol"/>
    <style:font-face style:name="Frank Ruehl CLM" svg:font-family="'Frank Ruehl CLM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avid CLM" fo:font-size="12pt" fo:language="en" fo:country="US" style:letter-kerning="true" style:font-name-asian="DejaVu Sans1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David CLM" style:font-size-asian="12pt" style:font-name-complex="Nachlieli CLM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avid CLM"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avid CLM" style:font-size-asian="12pt" style:font-name-complex="Nachlieli CLM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Frank Ruehl CLM" fo:font-size="18pt" fo:font-weight="bold" style:font-name-asian="DejaVu Sans1" style:font-size-asian="18pt" style:font-weight-asian="bold" style:font-name-complex="Nachlieli CLM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Frank Ruehl CLM" fo:font-size="14pt" fo:font-weight="bold" style:font-name-asian="DejaVu Sans1" style:font-size-asian="14pt" style:font-weight-asian="bold" style:font-name-complex="Nachlieli CLM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Q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el Segal</meta:initial-creator>
    <meta:creation-date>2012-02-27T21:06:38</meta:creation-date>
    <dc:date>2012-04-09T10:07:10</dc:date>
    <dc:creator>Erel Segal</dc:creator>
    <meta:editing-duration>PT01H29M32S</meta:editing-duration>
    <meta:editing-cycles>11</meta:editing-cycles>
    <meta:generator>OpenOffice.org/3.2$Unix OpenOffice.org_project/320m12$Build-9483</meta:generator>
    <meta:document-statistic meta:table-count="0" meta:image-count="0" meta:object-count="0" meta:page-count="1" meta:paragraph-count="9" meta:word-count="608" meta:character-count="2789"/>
  </office:meta>
</office:document-meta>
</file>